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11e6" officeooo:paragraph-rsid="000a11e6"/>
    </style:style>
    <style:style style:name="P2" style:family="paragraph" style:parent-style-name="Standard">
      <style:text-properties officeooo:rsid="000a11e6" officeooo:paragraph-rsid="000c701f"/>
    </style:style>
    <style:style style:name="P3" style:family="paragraph" style:parent-style-name="Standard">
      <style:text-properties officeooo:rsid="000a11e6" officeooo:paragraph-rsid="001de131"/>
    </style:style>
    <style:style style:name="P4" style:family="paragraph" style:parent-style-name="Standard">
      <style:text-properties officeooo:rsid="000a4bf8" officeooo:paragraph-rsid="000a4bf8"/>
    </style:style>
    <style:style style:name="P5" style:family="paragraph" style:parent-style-name="Standard">
      <style:text-properties officeooo:rsid="000b2de3" officeooo:paragraph-rsid="000b2de3"/>
    </style:style>
    <style:style style:name="P6" style:family="paragraph" style:parent-style-name="Standard">
      <style:text-properties officeooo:rsid="000e29c6" officeooo:paragraph-rsid="000e29c6"/>
    </style:style>
    <style:style style:name="P7" style:family="paragraph" style:parent-style-name="Standard">
      <style:text-properties officeooo:rsid="00116d7c" officeooo:paragraph-rsid="00116d7c"/>
    </style:style>
    <style:style style:name="P8" style:family="paragraph" style:parent-style-name="Standard">
      <style:text-properties officeooo:rsid="0014d72a" officeooo:paragraph-rsid="0014d72a"/>
    </style:style>
    <style:style style:name="P9" style:family="paragraph" style:parent-style-name="Standard">
      <style:text-properties officeooo:rsid="0016ea19" officeooo:paragraph-rsid="0016ea19"/>
    </style:style>
    <style:style style:name="P10" style:family="paragraph" style:parent-style-name="Standard">
      <style:text-properties officeooo:rsid="0019f68a" officeooo:paragraph-rsid="0019f68a"/>
    </style:style>
    <style:style style:name="P11" style:family="paragraph" style:parent-style-name="Standard">
      <style:text-properties officeooo:paragraph-rsid="001ba272"/>
    </style:style>
    <style:style style:name="P12" style:family="paragraph" style:parent-style-name="Standard">
      <style:text-properties officeooo:rsid="001f1634" officeooo:paragraph-rsid="001f1634"/>
    </style:style>
    <style:style style:name="P13" style:family="paragraph" style:parent-style-name="Standard">
      <style:text-properties officeooo:rsid="001d50b3" officeooo:paragraph-rsid="001de131"/>
    </style:style>
    <style:style style:name="P14" style:family="paragraph" style:parent-style-name="Standard">
      <style:text-properties officeooo:rsid="000a11e6" officeooo:paragraph-rsid="001fe997"/>
    </style:style>
    <style:style style:name="P15" style:family="paragraph" style:parent-style-name="Standard">
      <style:text-properties officeooo:rsid="001fe997" officeooo:paragraph-rsid="001fe997"/>
    </style:style>
    <style:style style:name="P16" style:family="paragraph" style:parent-style-name="Standard">
      <style:paragraph-properties fo:text-align="center" style:justify-single-word="false"/>
      <style:text-properties officeooo:paragraph-rsid="001fe997"/>
    </style:style>
    <style:style style:name="P17" style:family="paragraph" style:parent-style-name="Standard">
      <style:text-properties style:font-name="Helvetica" fo:font-size="11pt" fo:font-weight="bold" officeooo:paragraph-rsid="001fe997" style:font-size-asian="11pt" style:font-weight-asian="bold" style:font-size-complex="11pt" style:font-weight-complex="bold"/>
    </style:style>
    <style:style style:name="P18" style:family="paragraph">
      <loext:graphic-properties draw:fill="none"/>
      <style:paragraph-properties fo:text-align="start"/>
      <style:text-properties fo:font-size="18pt"/>
    </style:style>
    <style:style style:name="T1" style:family="text">
      <style:text-properties officeooo:rsid="000c701f"/>
    </style:style>
    <style:style style:name="T2" style:family="text">
      <style:text-properties officeooo:rsid="000fa4bb"/>
    </style:style>
    <style:style style:name="T3" style:family="text">
      <style:text-properties officeooo:rsid="0016ea19"/>
    </style:style>
    <style:style style:name="T4" style:family="text">
      <style:text-properties officeooo:rsid="001781ce"/>
    </style:style>
    <style:style style:name="T5" style:family="text">
      <style:text-properties officeooo:rsid="001ba272"/>
    </style:style>
    <style:style style:name="T6" style:family="text">
      <style:text-properties officeooo:rsid="001d50b3"/>
    </style:style>
    <style:style style:name="T7" style:family="text">
      <style:text-properties officeooo:rsid="001f1634"/>
    </style:style>
    <style:style style:name="T8" style:family="text">
      <style:text-properties style:font-name="Helvetica" fo:font-size="11pt" fo:font-weight="bold" style:font-size-asian="11pt" style:font-weight-asian="bold" style:font-size-complex="11pt" style:font-weight-complex="bold"/>
    </style:style>
    <style:style style:name="T9" style:family="text">
      <style:text-properties style:font-name="Helvetica" fo:font-size="11pt" fo:font-weight="bold" officeooo:rsid="001fe997" style:font-size-asian="11pt" style:font-weight-asian="bold" style:font-size-complex="11pt" style:font-weight-complex="bold"/>
    </style:style>
    <style:style style:name="T10" style:family="text">
      <style:text-properties style:font-name="Helvetica" fo:font-size="11pt" style:font-size-asian="11pt" style:font-size-complex="11pt" style:font-weight-complex="bold"/>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39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8">Practical </text:span><text:span text:style-name="T9">3</text:span><text:span text:style-name="T8">: </text:span><text:span text:style-name="T9">Phylogenetic Reconstruction</text:span></text:p>
      <text:p text:style-name="P16"><text:span text:style-name="T8">Group number: 2</text:span></text:p>
      <text:p text:style-name="P16"><text:span text:style-name="T8">Group members: Maximilian Senftleben, Zhong Hao Daryl Boey</text:span></text:p>
      <text:p text:style-name="P17"><draw:line text:anchor-type="paragraph" draw:z-index="0" draw:name="Straight Connector 3" draw:style-name="gr1" draw:text-style-name="P18" svg:x1="0.0189in" svg:y1="0.0827in" svg:x2="6.8941in" svg:y2="0.0827in"><text:p/></draw:line></text:p>
      <text:p text:style-name="P14"><text:span text:style-name="T8">Summary: </text:span><text:bookmark-start text:name="_GoBack"/><text:span text:style-name="T10">In this exercise, 2 programs were used for the purposes of gene prediction from the genomes given in practical 1. Additionally, some basic scripts were written to facilitate parsing and extraction of protein sequences from the prediction programs. Glimmer was first used for gene prediction in microbial DNA, which accounts for the majority of our given genomes. The practical addressed the shortcomings of glimmer in this aspect, due to the complications involved in long ORFs in eukaryotes, due to the possibility of gene splicing in more advanced organisms. The alternative program used was GENSCAN, which facilitated gene prediction and gave outputs of both nucleotide and amino acid sequences, with the advantage of visualising the locations of the various genes in the given genome.</text:span><text:bookmark-end text:name="_GoBack"/></text:p>
      <text:p text:style-name="P14"><text:span text:style-name="T10"/></text:p>
      <text:p text:style-name="P1">Exercise 3 - ​ KALIGN</text:p>
      <text:p text:style-name="P1">1.</text:p>
      <text:p text:style-name="P1">Use KALIGN on the resulting sequence file to make a multiple alignment of the</text:p>
      <text:p text:style-name="P1">homologs identified in the previous step.</text:p>
      <text:p text:style-name="P1"/>
      <text:p text:style-name="P5">kalign -gpo 60 -gpe 10 all_genomes.fasta kalign_out </text:p>
      <text:p text:style-name="P1"/>
      <text:p text:style-name="P1">1.1. What are the gap penalties?</text:p>
      <text:p text:style-name="P1"/>
      <text:p text:style-name="P4">Gap penalties are score penalties assigned when a gap is introduced into the sequence alignment.</text:p>
      <text:p text:style-name="P1"/>
      <text:p text:style-name="P1">1.2. Does any of the gap penalties make any sense to apply? Discuss why.</text:p>
      <text:p text:style-name="P1"/>
      <text:p text:style-name="P4">Yes, the gap open and gap extension penalties are sensible to apply. This will ensure that the alignment will include the longest running sequences rather than short stretches, and avoid long gaps which may not be relevant.</text:p>
      <text:p text:style-name="P1"/>
      <text:p text:style-name="P1">Exercise 4 -​ Tree building</text:p>
      <text:p text:style-name="P1">1. Investigate the various options of Belvu and how to create a tree from an alignment.</text:p>
      <text:p text:style-name="P1"/>
      <text:p text:style-name="P6">The main option to create a tree in Belvu is to use the flag -T. Multiple tree options are available, such as neighbour-joining and UPGMA. <text:span text:style-name="T2">Therefore the input to create a flag in belvu is: belvu -T u &lt;alignment file&gt;. </text:span></text:p>
      <text:p text:style-name="P1"/>
      <text:p text:style-name="P1">1.1. Which distance correction methods does Belvu use?</text:p>
      <text:p text:style-name="P1"/>
      <text:p text:style-name="P7">There are 4 distance correction methods available in Belvu, with the various flags -T b, j, k, s, and r (uncorrected). B uses the scoredist distance correction method, which is default. J, k, and s select the Jukes-Cantor, Kimura, and Storm &amp; Sonhammer distance correction methods respectively.</text:p>
      <text:p text:style-name="P1"/>
      <text:p text:style-name="P1">1.2. Use two different distance corrections in combination with two tree building</text:p>
      <text:p text:style-name="P1">methods. How does this affect the tree?</text:p>
      <text:p text:style-name="P1"/>
      <text:p text:style-name="P8">In this case, using both the Kimura and Storm &amp; Sonhammer distance correction methods did not result in a differently shaped tree <text:span text:style-name="T3">for the UPGMA.</text:span></text:p>
      <text:p text:style-name="P8"><text:soft-page-break/></text:p>
      <text:p text:style-name="P9">Using the NJ method with scoredist and kimura <text:span text:style-name="T4">distance correction also does not result in a differently shaped tree. However the NJ and UPGMA do result in different trees as UPGMA is rooted and NJ is unrooted.</text:span></text:p>
      <text:p text:style-name="P1"/>
      <text:p text:style-name="P1">2. Build a maximum likelihood tree with RaxML.</text:p>
      <text:p text:style-name="P1">2.1. First make sure all gaps in the alignment are denoted with “-”</text:p>
      <text:p text:style-name="P1"/>
      <text:p text:style-name="P10">Yes.</text:p>
      <text:p text:style-name="P1"/>
      <text:p text:style-name="P1">2.2. Run e.g. raxmlHPC-PTHREADS-AVX -f a -x 54321 -N 100 -T 4 -p 12345 -m</text:p>
      <text:p text:style-name="P1">PROTCATBLOSUM62 -s input -n output.</text:p>
      <text:p text:style-name="P1"/>
      <text:p text:style-name="P1"/>
      <text:p text:style-name="P11"><text:span text:style-name="T5">The tree generated using this command is located at </text:span><text:bookmark text:name="sharelink"/><text:a xlink:type="simple" xlink:href="http://etetoolkit.org/treeview/?treeid=0754de6eb533ca12b8d67a78ad775de5&amp;algid=ce443ed1e53858bf4e11d1e069c7a927" text:style-name="Internet_20_link" text:visited-style-name="Visited_20_Internet_20_Link">http://etetoolkit.org/treeview/?treeid=0754de6eb533ca12b8d67a78ad775de5&amp;algid=ce443ed1e53858bf4e11d1e069c7a927"</text:a>.</text:p>
      <text:p text:style-name="P1"/>
      <text:p text:style-name="P1">2.3. Explain what the options do.</text:p>
      <text:p text:style-name="P1"/>
      <text:p text:style-name="P3">-<text:span text:style-name="T6">PTHREADS selects the number of cores the script will run on, as the lab computers are multicore, using the -AVX option will allow the computer to run on multiple cores using the fastest vector instructions. </text:span></text:p>
      <text:p text:style-name="P3"/>
      <text:p text:style-name="P13">-f selects the algorithm used, and a in this case selects rapid bootstrap analysis, while searching for the best-scoring tree within a single program run.</text:p>
      <text:p text:style-name="P3"/>
      <text:p text:style-name="P13">-x is a random integer which is used as a seed number for the bootstrap.</text:p>
      <text:p text:style-name="P3"/>
      <text:p text:style-name="P3">-<text:span text:style-name="T7">N represents the number of alternative runs, on different starting trees.</text:span></text:p>
      <text:p text:style-name="P3"/>
      <text:p text:style-name="P3">-<text:span text:style-name="T7">T specifies the number of threads that will be ran.</text:span></text:p>
      <text:p text:style-name="P3"/>
      <text:p text:style-name="P12">-p represents a random seed number for the parsimony inferences, and can be utilised for debugging purposes.</text:p>
      <text:p text:style-name="P12"/>
      <text:p text:style-name="P12">-m specifies the substitution model, which in this case is BLOSUM62 for amino acids. </text:p>
      <text:p text:style-name="P12"/>
      <text:p text:style-name="P12">-s and -n specifies the input and output filepaths respectively.</text:p>
      <text:p text:style-name="P1"/>
      <text:p text:style-name="P1">2.4. Explain briefly what the main difference is between distance-based and</text:p>
      <text:p text:style-name="P1">maximum likelihood methods. What are their advantages/disadvantages?</text:p>
      <text:p text:style-name="P1"/>
      <text:p text:style-name="P1"/>
      <text:p text:style-name="P1"/>
      <text:p text:style-name="P1">Exercise 5 - ​ Sequence Bootstrapping</text:p>
      <text:p text:style-name="P1">1. What is bootstrapping? What is the reason to apply bootstrapping?</text:p>
      <text:p text:style-name="P1">2. Construct a tree with bootstrap support values with Belvu from your alignment.</text:p>
      <text:p text:style-name="P2">2.1. What does the option N mean?</text:p>
      <text:p text:style-name="P2"/>
      <text:p text:style-name="P2"><text:soft-page-break/>2.2. <text:span text:style-name="T1">What value of N do you choose and what consequences does that choice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4:45:44.374475679</meta:creation-date>
    <dc:date>2018-05-15T15:46:37.126983966</dc:date>
    <meta:editing-duration>PT2H18M17S</meta:editing-duration>
    <meta:editing-cycles>18</meta:editing-cycles>
    <meta:generator>LibreOffice/5.1.6.2$Linux_X86_64 LibreOffice_project/10m0$Build-2</meta:generator>
    <meta:document-statistic meta:table-count="0" meta:image-count="0" meta:object-count="0" meta:page-count="3" meta:paragraph-count="44" meta:word-count="702" meta:character-count="4359" meta:non-whitespace-character-count="3678"/>
  </office:meta>
</office:document-meta>
</file>